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style:use-window-font-color="true" style:font-name="Liberation Serif" fo:font-size="12pt" fo:letter-spacing="normal" fo:background-color="transparent" style:font-name-asian="Liberation Serif1" style:font-size-asian="12pt" style:font-name-complex="Liberation Serif1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/>
      <style:text-properties officeooo:rsid="0008aae2" officeooo:paragraph-rsid="0008aae2"/>
    </style:style>
    <style:style style:name="P5" style:family="paragraph" style:parent-style-name="Standard" style:master-pag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 style:page-number="auto"/>
    </style:style>
    <style:style style:name="T1" style:family="text">
      <style:text-properties style:use-window-font-color="true" style:font-name="Liberation Serif" fo:font-size="14pt" fo:letter-spacing="normal" fo:background-color="transparent" loext:char-shading-value="0" style:font-name-asian="Liberation Serif1" style:font-size-asian="14pt" style:font-name-complex="Liberation Serif1"/>
    </style:style>
    <style:style style:name="T2" style:family="text">
      <style:text-properties style:use-window-font-color="true" style:font-name="Liberation Serif" fo:font-size="12pt" fo:letter-spacing="normal" fo:background-color="transparent" loext:char-shading-value="0" style:font-name-asian="Liberation Serif1" style:font-size-asian="12pt" style:font-name-complex="Liberation Serif1"/>
    </style:style>
    <style:style style:name="T3" style:family="text">
      <style:text-properties style:use-window-font-color="true" style:font-name="Liberation Serif" fo:font-size="12pt" fo:letter-spacing="normal" officeooo:rsid="0008aae2" fo:background-color="transparent" loext:char-shading-value="0" style:font-name-asian="Liberation Serif1" style:font-size-asian="12pt" style:font-name-complex="Liberation Serif1"/>
    </style:style>
    <style:style style:name="T4" style:family="text">
      <style:text-properties style:use-window-font-color="true" style:font-name="Liberation Serif" fo:font-size="12pt" fo:letter-spacing="normal" fo:font-weight="bold" fo:background-color="transparent" loext:char-shading-value="0" style:font-name-asian="Liberation Serif1" style:font-size-asian="12pt" style:font-weight-asian="bold" style:font-name-complex="Liberation Serif1"/>
    </style:style>
    <style:style style:name="T5" style:family="text">
      <style:text-properties style:use-window-font-color="true" style:font-name="Calibri Light" fo:font-size="28pt" fo:letter-spacing="-0.018cm" fo:background-color="transparent" loext:char-shading-value="0" style:font-name-asian="Calibri Light1" style:font-size-asian="28pt" style:font-name-complex="Calibri Light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=</text:span></text:p>
      <text:p text:style-name="P1"><text:span text:style-name="T5"/></text:p>
      <text:p text:style-name="P1"><text:span text:style-name="T3">NOZAMA </text:span><text:span text:style-name="T2">-WE ARE A SUB-DIVISON OF AMAZON</text:span></text:p>
      <text:p text:style-name="P4"><text:span text:style-name="T2">ONLINE SHOPPING SYSTEM</text:span></text:p>
      <text:p text:style-name="P3"><text:span text:style-name="T2"/></text:p>
      <text:p text:style-name="P2"><text:span text:style-name="T4">OUTPUT :</text:span></text:p>
      <text:p text:style-name="P3"/>
      <text:p text:style-name="P2"><text:span text:style-name="T2">Welcome To NOZAMA !!!</text:span></text:p>
      <text:p text:style-name="P3"/>
      <text:p text:style-name="P2"><text:span text:style-name="T2">1.Login</text:span></text:p>
      <text:p text:style-name="P2"><text:span text:style-name="T2">2.Signup</text:span></text:p>
      <text:p text:style-name="P2"><text:span text:style-name="T2">3.Exit</text:span></text:p>
      <text:p text:style-name="P2"><text:span text:style-name="T2">Enter Choice :2</text:span></text:p>
      <text:p text:style-name="P3"/>
      <text:p text:style-name="P2"><text:span text:style-name="T2"><text:s text:c="16"/>Signup Page</text:span></text:p>
      <text:p text:style-name="P3"/>
      <text:p text:style-name="P2"><text:span text:style-name="T2">Enter Name : kshitij</text:span></text:p>
      <text:p text:style-name="P2"><text:span text:style-name="T2">Enter Username : kshitij</text:span></text:p>
      <text:p text:style-name="P2"><text:span text:style-name="T2">Enter Password : abcd</text:span></text:p>
      <text:p text:style-name="P2"><text:span text:style-name="T2">Enter Address : chennai</text:span></text:p>
      <text:p text:style-name="P2"><text:span text:style-name="T2">Enter Phone Number : 9886300272</text:span></text:p>
      <text:p text:style-name="P2"><text:span text:style-name="T2">Enter Email ID : kshitijsharma@gmail.com</text:span></text:p>
      <text:p text:style-name="P2"><text:span text:style-name="T2">Enter DOB:</text:span></text:p>
      <text:p text:style-name="P2"><text:span text:style-name="T2">Day(dd) : 30</text:span></text:p>
      <text:p text:style-name="P2"><text:span text:style-name="T2">Month(mm) : 11</text:span></text:p>
      <text:p text:style-name="P2"><text:span text:style-name="T2">Year(yyy) : 2000</text:span></text:p>
      <text:p text:style-name="P3"/>
      <text:p text:style-name="P2"><text:span text:style-name="T2">Signup Successful</text:span></text:p>
      <text:p text:style-name="P3"/>
      <text:p text:style-name="P2"><text:span text:style-name="T2">Press any key to continue . . .</text:span></text:p>
      <text:p text:style-name="P3"/>
      <text:p text:style-name="P2"><text:span text:style-name="T2">Welcome To NOZAMA !!!</text:span></text:p>
      <text:p text:style-name="P3"/>
      <text:p text:style-name="P2"><text:span text:style-name="T2">1.Login</text:span></text:p>
      <text:p text:style-name="P2"><text:span text:style-name="T2">2.Signup</text:span></text:p>
      <text:p text:style-name="P2"><text:span text:style-name="T2">3.Exit</text:span></text:p>
      <text:p text:style-name="P2"><text:span text:style-name="T2">Enter Choice :1</text:span></text:p>
      <text:p text:style-name="P3"/>
      <text:p text:style-name="P2"><text:span text:style-name="T2">1.Login as User</text:span></text:p>
      <text:p text:style-name="P2"><text:span text:style-name="T2">2.Login as Admin</text:span></text:p>
      <text:p text:style-name="P2"><text:span text:style-name="T2">3.Back to Home Page</text:span></text:p>
      <text:p text:style-name="P2"><text:span text:style-name="T2">Enter Choice :1</text:span></text:p>
      <text:p text:style-name="P3"/>
      <text:p text:style-name="P2"><text:span text:style-name="T2"><text:s text:c="16"/>LOGIN</text:span></text:p>
      <text:p text:style-name="P3"/>
      <text:p text:style-name="P2"><text:span text:style-name="T2">Username : kshitij</text:span></text:p>
      <text:p text:style-name="P2"><text:span text:style-name="T2">Password : ****</text:span></text:p>
      <text:p text:style-name="P3"/>
      <text:p text:style-name="P2"><text:span text:style-name="T2"><text:s text:c="16"/>NOZAMA !!!</text:span></text:p>
      <text:p text:style-name="P2"><text:span text:style-name="T2"><text:s text:c="8"/>Welcome kshitij</text:span></text:p>
      <text:p text:style-name="P3"/>
      <text:p text:style-name="P2"><text:span text:style-name="T2">1.Shop</text:span></text:p>
      <text:p text:style-name="P2"><text:span text:style-name="T2">2.Your Orders</text:span></text:p>
      <text:p text:style-name="P2"><text:span text:style-name="T2">3.Exit</text:span></text:p>
      <text:p text:style-name="P2"><text:soft-page-break/><text:span text:style-name="T2">Enter Choice : 1</text:span></text:p>
      <text:p text:style-name="P3"/>
      <text:p text:style-name="P2"><text:span text:style-name="T2"><text:s text:c="16"/>MOBILE BRANDS</text:span></text:p>
      <text:p text:style-name="P3"/>
      <text:p text:style-name="P2"><text:span text:style-name="T2">Enter</text:span></text:p>
      <text:p text:style-name="P2"><text:span text:style-name="T2">1 - Apple</text:span></text:p>
      <text:p text:style-name="P2"><text:span text:style-name="T2">2 - Oneplus</text:span></text:p>
      <text:p text:style-name="P2"><text:span text:style-name="T2">3 - Xioami</text:span></text:p>
      <text:p text:style-name="P2"><text:span text:style-name="T2">4 - Samsung</text:span></text:p>
      <text:p text:style-name="P2"><text:span text:style-name="T2">5 - Return</text:span></text:p>
      <text:p text:style-name="P2"><text:span text:style-name="T2">1</text:span></text:p>
      <text:p text:style-name="P2"><text:span text:style-name="T2">Enter</text:span></text:p>
      <text:p text:style-name="P2"><text:span text:style-name="T2">1 -Iphone 6 <text:s/>- Rs.35,500</text:span></text:p>
      <text:p text:style-name="P2"><text:span text:style-name="T2">2 - Iphone 7- Rs.50,000</text:span></text:p>
      <text:p text:style-name="P2"><text:span text:style-name="T2">3 - Iphone X - Rs.90,000</text:span></text:p>
      <text:p text:style-name="P2"><text:span text:style-name="T2">4- Return</text:span></text:p>
      <text:p text:style-name="P2"><text:span text:style-name="T2">3</text:span></text:p>
      <text:p text:style-name="P2"><text:span text:style-name="T2">Order Succesfully Placed !</text:span></text:p>
      <text:p text:style-name="P2"><text:span text:style-name="T2">Press any key to continue . . .</text:span></text:p>
      <text:p text:style-name="P2"><text:span text:style-name="T2"><text:s text:c="16"/>MOBILE BRANDS</text:span></text:p>
      <text:p text:style-name="P3"/>
      <text:p text:style-name="P2"><text:span text:style-name="T2">Enter</text:span></text:p>
      <text:p text:style-name="P2"><text:span text:style-name="T2">1 - Apple</text:span></text:p>
      <text:p text:style-name="P2"><text:span text:style-name="T2">2 - Oneplus</text:span></text:p>
      <text:p text:style-name="P2"><text:span text:style-name="T2">3 - Xioami</text:span></text:p>
      <text:p text:style-name="P2"><text:span text:style-name="T2">4 - Samsung</text:span></text:p>
      <text:p text:style-name="P2"><text:span text:style-name="T2">5 - Return</text:span></text:p>
      <text:p text:style-name="P2"><text:span text:style-name="T2">5</text:span></text:p>
      <text:p text:style-name="P2"><text:span text:style-name="T2">Press any key to continue . . .</text:span></text:p>
      <text:p text:style-name="P3"/>
      <text:p text:style-name="P2"><text:span text:style-name="T2"><text:s text:c="16"/>NOZAMA !!!</text:span></text:p>
      <text:p text:style-name="P2"><text:span text:style-name="T2"><text:s text:c="8"/>Welcome kshitij</text:span></text:p>
      <text:p text:style-name="P3"/>
      <text:p text:style-name="P2"><text:span text:style-name="T2">1.Shop</text:span></text:p>
      <text:p text:style-name="P2"><text:span text:style-name="T2">2.Your Orders</text:span></text:p>
      <text:p text:style-name="P2"><text:span text:style-name="T2">3.Exit</text:span></text:p>
      <text:p text:style-name="P2"><text:span text:style-name="T2">Enter Choice : 2</text:span></text:p>
      <text:p text:style-name="P2"><text:span text:style-name="T2">Product Name : Iphone X</text:span></text:p>
      <text:p text:style-name="P2"><text:span text:style-name="T2">Cost : 90000</text:span></text:p>
      <text:p text:style-name="P3"/>
      <text:p text:style-name="P2"><text:span text:style-name="T2">Press any key to continue . . .</text:span></text:p>
      <text:p text:style-name="P3"/>
      <text:p text:style-name="P2"><text:span text:style-name="T2"><text:s text:c="16"/>NOZAMA !!!</text:span></text:p>
      <text:p text:style-name="P2"><text:span text:style-name="T2"><text:s text:c="8"/>Welcome kshitij</text:span></text:p>
      <text:p text:style-name="P3"/>
      <text:p text:style-name="P2"><text:span text:style-name="T2">1.Shop</text:span></text:p>
      <text:p text:style-name="P2"><text:span text:style-name="T2">2.Your Orders</text:span></text:p>
      <text:p text:style-name="P2"><text:span text:style-name="T2">3.Exit</text:span></text:p>
      <text:p text:style-name="P2"><text:span text:style-name="T2">Enter Choice : 3</text:span></text:p>
      <text:p text:style-name="P3"/>
      <text:p text:style-name="P2"><text:span text:style-name="T2">Press any key to continue . . .</text:span></text:p>
      <text:p text:style-name="P3"/>
      <text:p text:style-name="P3"/>
      <text:p text:style-name="P2"><text:span text:style-name="T2">Welcome To NOZAMA !!!</text:span></text:p>
      <text:p text:style-name="P3"><text:soft-page-break/></text:p>
      <text:p text:style-name="P2"><text:span text:style-name="T2">1.Login</text:span></text:p>
      <text:p text:style-name="P2"><text:span text:style-name="T2">2.Signup</text:span></text:p>
      <text:p text:style-name="P2"><text:span text:style-name="T2">3.Exit</text:span></text:p>
      <text:p text:style-name="P2"><text:span text:style-name="T2">Enter Choice :1</text:span></text:p>
      <text:p text:style-name="P3"/>
      <text:p text:style-name="P2"><text:span text:style-name="T2">1.Login as User</text:span></text:p>
      <text:p text:style-name="P2"><text:span text:style-name="T2">2.Login as Admin</text:span></text:p>
      <text:p text:style-name="P2"><text:span text:style-name="T2">3.Back to Home Page</text:span></text:p>
      <text:p text:style-name="P2"><text:span text:style-name="T2">Enter Choice :2</text:span></text:p>
      <text:p text:style-name="P3"/>
      <text:p text:style-name="P2"><text:span text:style-name="T2">Username : Admin</text:span></text:p>
      <text:p text:style-name="P2"><text:span text:style-name="T2">Password : ****</text:span></text:p>
      <text:p text:style-name="P3"/>
      <text:p text:style-name="P2"><text:span text:style-name="T2">Admin Account</text:span></text:p>
      <text:p text:style-name="P3"/>
      <text:p text:style-name="P2"><text:span text:style-name="T2">1.Total Revenue</text:span></text:p>
      <text:p text:style-name="P2"><text:span text:style-name="T2">2.All Accounts</text:span></text:p>
      <text:p text:style-name="P2"><text:span text:style-name="T2">3.All Transactions</text:span></text:p>
      <text:p text:style-name="P2"><text:span text:style-name="T2">4.Back to Home Page</text:span></text:p>
      <text:p text:style-name="P2"><text:span text:style-name="T2">Enter Choice :2</text:span></text:p>
      <text:p text:style-name="P3"/>
      <text:p text:style-name="P2"><text:span text:style-name="T2">Name : kshitij</text:span></text:p>
      <text:p text:style-name="P2"><text:span text:style-name="T2">Username : kshitij</text:span></text:p>
      <text:p text:style-name="P2"><text:span text:style-name="T2">Password : abcd</text:span></text:p>
      <text:p text:style-name="P2"><text:span text:style-name="T2">Address : chennai</text:span></text:p>
      <text:p text:style-name="P2"><text:span text:style-name="T2">Phone Number : 9886300272</text:span></text:p>
      <text:p text:style-name="P2"><text:span text:style-name="T2">Email ID : kshitijsharma@gmail.com</text:span></text:p>
      <text:p text:style-name="P2"><text:span text:style-name="T2">DOB : 3.4.2000</text:span></text:p>
      <text:p text:style-name="P3"/>
      <text:p text:style-name="P2"><text:span text:style-name="T2">Name : raghav</text:span></text:p>
      <text:p text:style-name="P2"><text:span text:style-name="T2">Username : raghav</text:span></text:p>
      <text:p text:style-name="P2"><text:span text:style-name="T2">Password : 123456</text:span></text:p>
      <text:p text:style-name="P2"><text:span text:style-name="T2">Address : mumbai</text:span></text:p>
      <text:p text:style-name="P2"><text:span text:style-name="T2">Phone Number : 9987132346</text:span></text:p>
      <text:p text:style-name="P2"><text:span text:style-name="T2">Email ID : raghavr@gmail.com</text:span></text:p>
      <text:p text:style-name="P2"><text:span text:style-name="T2">DOB : 26.1.2000</text:span></text:p>
      <text:p text:style-name="P3"/>
      <text:p text:style-name="P2"><text:span text:style-name="T2">Name : aashish</text:span></text:p>
      <text:p text:style-name="P2"><text:span text:style-name="T2">Username : aashish</text:span></text:p>
      <text:p text:style-name="P2"><text:span text:style-name="T2">Password : qwerty</text:span></text:p>
      <text:p text:style-name="P2"><text:span text:style-name="T2">Address : bangalore</text:span></text:p>
      <text:p text:style-name="P2"><text:span text:style-name="T2">Phone Number : 9176222344</text:span></text:p>
      <text:p text:style-name="P2"><text:span text:style-name="T2">Email ID : aashish@gmail.com</text:span></text:p>
      <text:p text:style-name="P2"><text:span text:style-name="T2">DOB : 28.10.2000</text:span></text:p>
      <text:p text:style-name="P3"/>
      <text:p text:style-name="P2"><text:span text:style-name="T2">Admin Account</text:span></text:p>
      <text:p text:style-name="P3"/>
      <text:p text:style-name="P2"><text:span text:style-name="T2">1.Total Revenue</text:span></text:p>
      <text:p text:style-name="P2"><text:span text:style-name="T2">2.All Accounts</text:span></text:p>
      <text:p text:style-name="P2"><text:span text:style-name="T2">3.All Transactions</text:span></text:p>
      <text:p text:style-name="P2"><text:span text:style-name="T2">4.Back to Home Page</text:span></text:p>
      <text:p text:style-name="P2"><text:span text:style-name="T2">Enter Choice :3</text:span></text:p>
      <text:p text:style-name="P3"/>
      <text:p text:style-name="P3"><text:soft-page-break/></text:p>
      <text:p text:style-name="P2"><text:span text:style-name="T2">Name : kshitij</text:span></text:p>
      <text:p text:style-name="P2"><text:span text:style-name="T2">Product Name : Iphone X</text:span></text:p>
      <text:p text:style-name="P2"><text:span text:style-name="T2">Cost : 90000</text:span></text:p>
      <text:p text:style-name="P3"/>
      <text:p text:style-name="P2"><text:span text:style-name="T2">Product Name : Samsung S10</text:span></text:p>
      <text:p text:style-name="P2"><text:span text:style-name="T2">Cost : 76000</text:span></text:p>
      <text:p text:style-name="P3"/>
      <text:p text:style-name="P2"><text:span text:style-name="T2">Name : raghav</text:span></text:p>
      <text:p text:style-name="P2"><text:span text:style-name="T2">Product Name : Mi Note Gpro</text:span></text:p>
      <text:p text:style-name="P2"><text:span text:style-name="T2">Cost : 12800</text:span></text:p>
      <text:p text:style-name="P3"/>
      <text:p text:style-name="P2"><text:span text:style-name="T2">Product Name : Oneplus 7</text:span></text:p>
      <text:p text:style-name="P2"><text:span text:style-name="T2">Cost : 50000</text:span></text:p>
      <text:p text:style-name="P3"/>
      <text:p text:style-name="P2"><text:span text:style-name="T2">Name : aashish</text:span></text:p>
      <text:p text:style-name="P2"><text:span text:style-name="T2">Product Name : Iphone 7</text:span></text:p>
      <text:p text:style-name="P2"><text:span text:style-name="T2">Cost : 50000</text:span></text:p>
      <text:p text:style-name="P3"/>
      <text:p text:style-name="P2"><text:span text:style-name="T2">Product Name : Oneplus 6</text:span></text:p>
      <text:p text:style-name="P2"><text:span text:style-name="T2">Cost : 30000</text:span></text:p>
      <text:p text:style-name="P3"/>
      <text:p text:style-name="P2"><text:span text:style-name="T2">Product Name : Samsung A5</text:span></text:p>
      <text:p text:style-name="P2"><text:span text:style-name="T2">Cost : 20000</text:span></text:p>
      <text:p text:style-name="P3"/>
      <text:p text:style-name="P2"><text:span text:style-name="T2">Admin Account</text:span></text:p>
      <text:p text:style-name="P3"/>
      <text:p text:style-name="P2"><text:span text:style-name="T2">1.Total Revenue</text:span></text:p>
      <text:p text:style-name="P2"><text:span text:style-name="T2">2.All Accounts</text:span></text:p>
      <text:p text:style-name="P2"><text:span text:style-name="T2">3.All Transactions</text:span></text:p>
      <text:p text:style-name="P2"><text:span text:style-name="T2">4.Back to Home Page</text:span></text:p>
      <text:p text:style-name="P2"><text:span text:style-name="T2">Enter Choice :1</text:span></text:p>
      <text:p text:style-name="P3"/>
      <text:p text:style-name="P2"><text:span text:style-name="T2">Total Revenue = 358800</text:span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30T11:55:37.437110997</dc:date>
    <meta:editing-duration>PT1M26S</meta:editing-duration>
    <meta:editing-cycles>1</meta:editing-cycles>
    <meta:document-statistic meta:table-count="0" meta:image-count="0" meta:object-count="0" meta:page-count="4" meta:paragraph-count="149" meta:word-count="453" meta:character-count="2460" meta:non-whitespace-character-count="2019"/>
    <meta:generator>LibreOffice/6.0.7.3$Linux_X86_64 LibreOffice_project/00m0$Build-3</meta:generator>
  </office:meta>
</office:document-meta>
</file>